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background-color="#ff0000"/>
    </style:style>
    <style:style style:name="P6" style:family="paragraph" style:parent-style-name="Standard">
      <style:text-properties fo:background-color="transparent"/>
    </style:style>
    <style:style style:name="P7" style:family="paragraph" style:parent-style-name="Standard">
      <style:text-properties fo:font-weight="normal" fo:background-color="#ff0000"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tyle="italic" style:font-style-asian="italic" style:font-style-complex="italic"/>
    </style:style>
    <style:style style:name="T5" style:family="text">
      <style:text-properties style:font-weight-asian="bold"/>
    </style:style>
    <style:style style:name="T6" style:family="text">
      <style:text-properties style:font-weight-complex="bold"/>
    </style:style>
    <style:style style:name="T7" style:family="text">
      <style:text-properties fo:font-style="normal" style:font-style-asian="normal" style:font-style-complex="normal"/>
    </style:style>
    <style:style style:name="T8" style:family="text">
      <style:text-properties fo:background-color="#ff0000"/>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font-weight="normal" fo:background-color="#ff00ff"/>
    </style:style>
    <style:style style:name="T13" style:family="text">
      <style:text-properties fo:font-weight="normal" fo:background-color="#ff3333"/>
    </style:style>
    <style:style style:name="T14" style:family="text">
      <style:text-properties fo:background-color="transparent"/>
    </style:style>
    <style:style style:name="T15" style:family="text">
      <style:text-properties style:font-weight-asian="normal"/>
    </style:style>
    <style:style style:name="T16" style:family="text">
      <style:text-properties style:font-weight-complex="normal"/>
    </style:style>
    <style:style style:name="T17" style:family="text">
      <style:text-properties fo:background-color="#00ff00"/>
    </style:style>
    <style:style style:name="T18" style:family="text">
      <style:text-properties fo:background-color="#008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e Federal do Paraná<text:line-break/>Departamento de Informática - Bacharelado em Ciência da Computação<text:line-break/>Prof. Elias P. Duarte Jr.</text:p>
      <text:p text:style-name="P3"/>
      <text:p text:style-name="P3">Trabalho Prático de Redes de Computadores II - Turma 2010/1</text:p>
      <text:p text:style-name="P3">Calculadora Remota Tolerante a Falhas</text:p>
      <text:p text:style-name="P3"/>
      <text:p text:style-name="P3">Diego Pasqualim – GRR</text:p>
      <text:p text:style-name="P3">Daniel Kossmann Ferraz - GRR20064459</text:p>
      <text:p text:style-name="P1"><text:line-break/><text:span text:style-name="T2">Arquivos</text:span></text:p>
      <text:p text:style-name="Standard"><text:span text:style-name="T2">Arquivos de configuração</text:span></text:p>
      <text:p text:style-name="Standard"><text:span text:style-name="T2">- serverlist.txt</text:span></text:p>
      <text:p text:style-name="Standard">Contém a lista dos servidores multicast utilizados, no formato:</text:p>
      <text:p text:style-name="P4"># ID HOSTNAME PORT [COMMENT]</text:p>
      <text:p text:style-name="P2">- mcast.conf</text:p>
      <text:p text:style-name="Standard">Contém as configurações utilizadas no multicast.<text:line-break/></text:p>
      <text:p text:style-name="Standard"><text:span text:style-name="T2">Arquivos principais</text:span></text:p>
      <text:p text:style-name="P2">- client.py</text:p>
      <text:p text:style-name="Standard">Arquivo para executar o cliente.<text:line-break/>Uso: <text:span text:style-name="T4">$ ./client.py<text:line-break/><text:line-break/></text:span><text:span text:style-name="T7">Formato das expressões aritméticas aceitas, em expressão regular: ^[0-9\.()\+\-\/\*]*$<text:line-break/>Ex: 4+5; 5/0<text:line-break/>A divisão por zero é tratada pelo servidor, gerando uma mensagem de erro.<text:line-break/>Obs.: não é tratado o má uso dos parênteses</text:span></text:p>
      <text:p text:style-name="Standard"><text:span text:style-name="T2">- server.py</text:span></text:p>
      <text:p text:style-name="Standard">Arquivo que inicia um servidor.<text:line-break/>Uso: <text:span text:style-name="T4">$ ./server.py ID_DO_SERVIDOR serverlist.txt</text:span><text:line-break/><text:span text:style-name="T2">- mcast.py</text:span></text:p>
      <text:p text:style-name="Standard">Funções para a utilização do multicast.</text:p>
      <text:p text:style-name="P2">- mcastservice.py</text:p>
      <text:p text:style-name="Standard">Funções mais de alto nível, para o cliente e o servidor, para a utilização do multicast.</text:p>
      <text:p text:style-name="Standard"><text:span text:style-name="T2">- udp.py</text:span><text:line-break/>Funções para o uso do udp.<text:line-break/><text:span text:style-name="T2">- misc.py<text:line-break/></text:span><text:span text:style-name="T10">Funções gerais, que não se enquadravam nos outros arquivos, como para: leitura do arquivo de configuração, timeout, ... <text:line-break/></text:span><text:line-break/><text:span text:style-name="T2">Arquivos para log</text:span></text:p>
      <text:p text:style-name="P2">- mcast.log </text:p>
      <text:p text:style-name="Standard"><text:span text:style-name="T8">FUNCIONA?</text:span><text:line-break/></text:p>
      <text:p text:style-name="Standard"><text:span text:style-name="T2">- serverX.log</text:span> <text:span text:style-name="T4">(onde X é o número do servidor)</text:span><text:line-break/>Contém o debug de todos os eventos recebidos e enviados pelo servidor em específico.<text:line-break/><text:line-break/><text:span text:style-name="T2">Outros<text:line-break/>- README</text:span></text:p>
      <text:p text:style-name="Standard">Informações gerais sobre o sistema.</text:p>
      <text:p text:style-name="P3">Funcionamento Geral</text:p>
      <text:p text:style-name="P2"><text:line-break/><text:soft-page-break/>Método de eleição do servidor para resposta</text:p>
      <text:p text:style-name="Standard">É escolhido sempre o servidor com o menor ID para enviar a resposta ao cliente. Quando os servidores recebem uma requisição do cliente, eles a adicionam em um vetor e verificam se, dentro de um outro vetor de servidores ativos, são o de menor ID, se sim enviam a resposta ao cliente e notificam os outros servidores que a resposta foi enviada. Se não, eles esperam receber uma confirmação de envio de resposta por outro servidor, até dar o tempo de timeout. Isso acontecendo, cada um verifica novamente se é o servidor de menor ID e o ciclo se repete até algum servidor enviar uma resposta ou dar timeout no cliente. Desta maneira é prevenido erros por um “efeito cascata”, onde um servidor vai morrendo atrás do outro.<text:line-break/><text:line-break/><text:span text:style-name="T2">Tolerância a falhas</text:span></text:p>
      <text:p text:style-name="Standard">Ao todo são utilizados 4 “tempos” no sistema:<text:line-break/><text:span text:style-name="T2">- tout_heartbeat</text:span><text:line-break/>O heartbeat do servidor é enviado de acordo com este intervalo.<text:line-break/>Seu valor é definido como: <text:s/>2.0<text:line-break/><text:span text:style-name="T2">- tout_dead</text:span><text:line-break/>Se um servidor qualquer não enviar um heartbeat nesse intervalo de tempo, ele é marcado como "morto".</text:p>
      <text:p text:style-name="Standard">Seu valor é definido como: 2*tout_heartbeat<text:line-break/><text:span text:style-name="T2">- tout_retrans</text:span><text:line-break/>Timeout para verificar se uma requisição foi de fato enviada e decidir quem sera o novo servidor a tentar enviá-la.<text:line-break/>Seu valor é definido como: tout_dead+1<text:line-break/><text:span text:style-name="T2">- udp_client_timeout</text:span><text:line-break/><text:span text:style-name="T8">Timeout da mensagem udp?</text:span><text:line-break/>Seu valor é definido como: 10.0<text:line-break/><text:line-break/>Quando o usuário envia o sinal de [Ctrl+c] para o servidor, o mesmo envia uma mensagem de saída para todos os outros servidores, para que todos saibam que ele não estará mais na ativa. Caso um servidor for terminado de uma outra maneira, por um kill por exemplo, os outros ficarão sabendo da sua saída quando o tempo de timeout da atualização da lista de servidores ativos chegar e for verificado que tal servidor não enviou seu heartbeat. O envio de sinal da saída de um servidor foi implementado para que os outros servidores não precisassem esperar chegar o timeout para saberem a morte do mesmo, tornando todo o processo um pouco mais rápido.<text:line-break/>Outro caso de falha interessante é caso os servidores forrem morrendo em cascata, que foi detalhado no item anterior.</text:p>
      <text:p text:style-name="Standard"><text:s/><text:line-break/><text:span text:style-name="T2">Comunicação entre os processos</text:span><text:line-break/>Para fazer a comunicação entre os servidores e o cliente, o seguinte formato de mensagens foi utilizado:<text:line-break/><text:line-break/>Mensagens em outros formatos são descartados, para que não haja interferências durante a execução do sistema.<text:line-break/><text:line-break/>O cliente comunica-se com os servidores via multicast,<text:span text:style-name="T8"> e os servidores entre <text:s/>si via UDP ou MULTICAST?</text:span></text:p>
      <text:p text:style-name="Standard">O servidor envia resposta para o cliente utilizando udp.</text:p>
      <text:p text:style-name="Standard"><text:line-break/></text:p>
      <text:p text:style-name="Standard"/>
      <text:p text:style-name="Standard"><text:span text:style-name="T2">Logs</text:span><text:line-break/>Todas as mensagens de debug são armazenadas em arquivos de logs para uma possível análise do <text:soft-page-break/>comportamento do sistema caso ele apresente um funcionamento não esperado.<text:line-break/>Cada servidor possui seu próprio .log.</text:p>
      <text:p text:style-name="P5"/>
      <text:p text:style-name="P5">mostrar exemplos de mensagens que os servidores exibem</text:p>
      <text:p text:style-name="P6">May 29 103711 2010: Server-4 HeartBeatReceived:2</text:p>
      <text:p text:style-name="P6">May 29 103711 2010: Server-4 MissingHeartBeat:3</text:p>
      <text:p text:style-name="P6">May 29 103712 2010: Server-4 Servidor 2 desconectou</text:p>
      <text:p text:style-name="P5"/>
      <text:p text:style-name="P5">O QUE TEM NO MCAST.LOG?<text:line-break/></text:p>
      <text:p text:style-name="P5"><text:line-break/><text:span text:style-name="T3">Exemplos de funcionamento do programa<text:line-break/></text:span></text:p>
      <text:p text:style-name="P5"><text:span text:style-name="T3">Cliente</text:span></text:p>
      <text:p text:style-name="P7"><text:span text:style-name="T14">$ ./client.py</text:span></text:p>
      <text:p text:style-name="P7"><text:span text:style-name="T14">ctrl+c para sair.</text:span></text:p>
      <text:p text:style-name="P7"><text:span text:style-name="T14">&gt; 40+4</text:span></text:p>
      <text:p text:style-name="P7"><text:span text:style-name="T14">Server1 (50000, 'macalan.c3sl.ufpr.br'): 44</text:span></text:p>
      <text:p text:style-name="P7"><text:span text:style-name="T14">&gt; 40.5/8</text:span></text:p>
      <text:p text:style-name="P5"><text:span text:style-name="T11">Sem resposta (timeout estourou)<text:line-break/><text:line-break/><text:line-break/><text:line-break/></text:span>OUTROS<text:line-break/>precisa dizer sobre as threa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ssmann </meta:initial-creator>
    <meta:creation-date>2010-05-29T10:14:11</meta:creation-date>
    <dc:date>2010-05-29T11:49:22</dc:date>
    <dc:creator>kossmann </dc:creator>
    <meta:editing-duration>PT01H03M27S</meta:editing-duration>
    <meta:editing-cycles>21</meta:editing-cycles>
    <meta:generator>BrOffice.org/3.2$Linux OpenOffice.org_project/320m12$Build-9483</meta:generator>
    <meta:document-statistic meta:table-count="0" meta:image-count="0" meta:object-count="0" meta:page-count="3" meta:paragraph-count="47" meta:word-count="745" meta:character-count="4603"/>
  </office:meta>
</office:document-meta>
</file>